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7" office:value-type="string" calcext:value-type="string">
            <text:p>ℂ 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ℂⁿ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1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LITERAL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this could be ambiguous if you aren’t carefu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6:47:24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2-05T06:47:54.610000000</dc:date>
    <meta:editing-cycles>45</meta:editing-cycles>
    <meta:editing-duration>PT1H27M48S</meta:editing-duration>
    <meta:document-statistic meta:table-count="1" meta:cell-count="222" meta:object-count="0"/>
    <meta:user-defined meta:name="qrichtext">1</meta:user-defined>
  </office:meta>
</office:document-meta>
</file>